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ans serif" svg:font-family="'Sans serif'" style:font-family-generic="swiss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569a7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officeooo:rsid="001edbd2" officeooo:paragraph-rsid="001edbd2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8pt" officeooo:rsid="001edbd2" officeooo:paragraph-rsid="001edbd2" style:font-size-asian="18pt" style:font-size-complex="18pt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8pt" officeooo:rsid="00205ccd" officeooo:paragraph-rsid="00205ccd" style:font-size-asian="18pt" style:font-size-complex="18pt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8pt" officeooo:rsid="0026f1e9" officeooo:paragraph-rsid="001edbd2" style:font-size-asian="18pt" style:font-size-complex="18pt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8pt" officeooo:rsid="001edbd2" officeooo:paragraph-rsid="001edbd2" style:font-size-asian="18pt" style:font-size-complex="18pt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8pt" officeooo:rsid="002e3439" officeooo:paragraph-rsid="002e3439" style:font-size-asian="18pt" style:font-size-complex="18pt"/>
    </style:style>
    <style:style style:name="P8" style:family="paragraph">
      <loext:graphic-properties draw:fill-color="#666666"/>
    </style:style>
    <style:style style:name="P9" style:family="paragraph">
      <loext:graphic-properties draw:fill="none" draw:fill-color="#ffffff"/>
      <style:text-properties fo:font-size="12pt"/>
    </style:style>
    <style:style style:name="T1" style:family="text">
      <style:text-properties officeooo:rsid="0026f1e9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/>
    </style:style>
    <style:style style:name="T4" style:family="text">
      <style:text-properties style:text-outline="true" style:font-name="Algerian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cccccc" style:text-outline="true" style:font-name="Algerian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cccccc" style:text-outline="true" style:font-name="Sans serif" fo:font-size="14pt" fo:text-shadow="1pt 1pt" fo:font-weight="bold" style:font-size-asian="14pt" style:font-weight-asian="bold" style:font-size-complex="14pt" style:font-weight-complex="bold"/>
    </style:style>
    <style:style style:name="gr1" style:family="graphic">
      <style:graphic-properties draw:fill-color="#666666" draw:textarea-horizontal-align="justify" draw:textarea-vertical-align="middle" draw:auto-grow-height="false" fo:min-height="1.617cm" fo:min-width="17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Shape1" draw:style-name="gr2" draw:text-style-name="P9" svg:width="12.904cm" svg:height="1.329cm" svg:x="1.462cm" svg:y="-1.455cm"><draw:text-box><text:p><text:span text:style-name="T3"><text:s text:c="31"/></text:span></text:p><text:p><text:span text:style-name="T4"><text:s text:c="29"/></text:span><text:span text:style-name="T5"><text:s/></text:span><text:span text:style-name="T6"><text:s/></text:span><text:span text:style-name="T6">REFERENCES</text:span></text:p></draw:text-box></draw:frame><draw:custom-shape text:anchor-type="paragraph" draw:z-index="0" draw:name="Shape2" draw:style-name="gr1" draw:text-style-name="P8" svg:width="17.724cm" svg:height="1.618cm" svg:x="-0.049cm" svg:y="-1.328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5">1) <text:s text:c="3"/>Ms. <text:s/>Alexandra Guerra </text:p>
      <text:p text:style-name="P3">Manager </text:p>
      <text:p text:style-name="P3">Alex</text:p>
      <text:p text:style-name="P3">514 000 0000 ext.01</text:p>
      <text:p text:style-name="P2"><text:a xlink:type="simple" xlink:href="mailto:alexang@alex.com" text:style-name="Internet_20_link" text:visited-style-name="Visited_20_Internet_20_Link"><text:span text:style-name="T2">alexang@alex.com</text:span></text:a></text:p>
      <text:p text:style-name="P3">Languages: English or French </text:p>
      <text:p text:style-name="P3"/>
      <text:p text:style-name="P3"/>
      <text:p text:style-name="P3"/>
      <text:p text:style-name="P3"/>
      <text:p text:style-name="P3"><text:span text:style-name="T1">2) <text:s text:c="2"/></text:span>Mr. Peter Jackson </text:p>
      <text:p text:style-name="P3">Supervisor </text:p>
      <text:p text:style-name="P3">Humanity360 </text:p>
      <text:p text:style-name="P3">514 000 0000 (code 352B)</text:p>
      <text:p text:style-name="P4">ptjackson@humanity360.com</text:p>
      <text:p text:style-name="P3">Languages: English ,French or Spanish </text:p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3) Ms. Pardeep Gill</text:p>
      <text:p text:style-name="P7">Senior <text:s/>Supervisor </text:p>
      <text:p text:style-name="P7">CW International Inc.</text:p>
      <text:p text:style-name="P7">514-868-0000</text:p>
      <text:p text:style-name="P7"><text:a xlink:type="simple" xlink:href="mailto:Gillpardeep@cwinternational.com" text:style-name="Internet_20_link" text:visited-style-name="Visited_20_Internet_20_Link">Gillpardeep@cwinternational.com</text:a></text:p>
      <text:p text:style-name="P7">Languages:English,Punjabi,Hindi,French 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ans serif" svg:font-family="'Sans serif'" style:font-family-generic="swiss"/>
    <style:font-face style:name="Algerian" svg:font-family="Algerian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8:26:11.379000000</meta:creation-date>
    <meta:generator>LibreOffice/6.1.4.2$Windows_X86_64 LibreOffice_project/9d0f32d1f0b509096fd65e0d4bec26ddd1938fd3</meta:generator>
    <dc:date>2020-04-30T12:31:17.173000000</dc:date>
    <meta:editing-duration>PT24M5S</meta:editing-duration>
    <meta:editing-cycles>11</meta:editing-cycles>
    <meta:document-statistic meta:table-count="0" meta:image-count="0" meta:object-count="0" meta:page-count="2" meta:paragraph-count="18" meta:word-count="45" meta:character-count="379" meta:non-whitespace-character-count="337"/>
  </office:meta>
</office:document-meta>
</file>